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400000173BD95483D8B2E5647.png" manifest:media-type="image/png"/>
  <manifest:file-entry manifest:full-path="Pictures/1000020100000421000000B86C08E82788FD7F45.png" manifest:media-type="image/png"/>
  <manifest:file-entry manifest:full-path="Pictures/100002010000045A000000C50298A2AE35FC72D1.png" manifest:media-type="image/png"/>
  <manifest:file-entry manifest:full-path="Pictures/1000020100000475000000F1F993DC8764800D38.png" manifest:media-type="image/png"/>
  <manifest:file-entry manifest:full-path="Pictures/10000201000003F100000067D0F0B8E1E4ADF2EB.png" manifest:media-type="image/png"/>
  <manifest:file-entry manifest:full-path="Pictures/10000201000003F10000009AE98A64CB0DF011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3.59cm" draw:z-index="0"><draw:image xlink:href="Pictures/1000020100000475000000F1F993DC8764800D38.png" xlink:type="simple" xlink:show="embed" xlink:actuate="onLoad" loext:mime-type="image/png"/></draw:frame><draw:frame draw:style-name="fr2" draw:name="Image2" text:anchor-type="paragraph" svg:x="-0.132cm" svg:y="5.26cm" svg:width="17cm" svg:height="2.595cm" draw:z-index="1"><draw:image xlink:href="Pictures/10000201000003F10000009AE98A64CB0DF01181.png" xlink:type="simple" xlink:show="embed" xlink:actuate="onLoad" loext:mime-type="image/png"/></draw:frame><draw:frame draw:style-name="fr2" draw:name="Image3" text:anchor-type="paragraph" svg:x="-0.198cm" svg:y="9.823cm" svg:width="17cm" svg:height="1.734cm" draw:z-index="2"><draw:image xlink:href="Pictures/10000201000003F100000067D0F0B8E1E4ADF2EB.png" xlink:type="simple" xlink:show="embed" xlink:actuate="onLoad" loext:mime-type="image/png"/></draw:frame><draw:frame draw:style-name="fr2" draw:name="Image4" text:anchor-type="paragraph" svg:x="-0.397cm" svg:y="13.294cm" svg:width="17cm" svg:height="3.006cm" draw:z-index="3"><draw:image xlink:href="Pictures/100002010000045A000000C50298A2AE35FC72D1.png" xlink:type="simple" xlink:show="embed" xlink:actuate="onLoad" loext:mime-type="image/png"/></draw:frame><draw:frame draw:style-name="fr2" draw:name="Image5" text:anchor-type="paragraph" svg:x="-0.661cm" svg:y="18.191cm" svg:width="17cm" svg:height="2.958cm" draw:z-index="4"><draw:image xlink:href="Pictures/1000020100000421000000B86C08E82788FD7F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6" text:anchor-type="paragraph" svg:width="17cm" svg:height="5.532cm" draw:z-index="5"><draw:image xlink:href="Pictures/100002010000047400000173BD95483D8B2E56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1:24.566366733</meta:creation-date>
    <meta:generator>LibreOffice/6.0.7.3$Linux_X86_64 LibreOffice_project/00m0$Build-3</meta:generator>
    <dc:date>2021-03-07T14:56:11.949404981</dc:date>
    <meta:editing-duration>PT4M47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</office:meta>
</office:document-meta>
</file>